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6cm" fo:min-width="0.23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81d41a" draw:marker-start-width="0.358cm" draw:marker-end-width="0.358cm" draw:fill-color="#ffffff" draw:textarea-horizontal-align="justify" draw:textarea-vertical-align="middle" draw:auto-grow-height="false" fo:min-height="0.46cm" fo:min-width="0.23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ff0000" draw:marker-start-width="0.358cm" draw:marker-end-width="0.358cm" draw:fill-color="#ffffff" draw:textarea-horizontal-align="justify" draw:textarea-vertical-align="middle" draw:auto-grow-height="false" fo:min-height="0.46cm" fo:min-width="0.23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2a6099" draw:marker-start-width="0.358cm" draw:marker-end-width="0.358cm" draw:fill-color="#ffffff" draw:textarea-horizontal-align="justify" draw:textarea-vertical-align="middle" draw:auto-grow-height="false" fo:min-height="0.46cm" fo:min-width="0.23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6cm" fo:min-width="0.236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81d41a" draw:marker-start-width="0.358cm" draw:marker-end-width="0.358cm" draw:fill-color="#ffffff" draw:textarea-horizontal-align="justify" draw:textarea-vertical-align="middle" draw:auto-grow-height="false" fo:min-height="0.46cm" fo:min-width="0.236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.219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1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9.2000007629395pt"/>
    </style:style>
    <style:style style:name="P2" style:family="paragraph">
      <loext:graphic-properties draw:fill-color="#ffffff"/>
      <style:paragraph-properties fo:text-align="center"/>
      <style:text-properties fo:font-size="19.2000007629395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9.2000007629395pt"/>
    </style:style>
    <style:style style:name="P5" style:family="paragraph">
      <loext:graphic-properties draw:fill="none" draw:fill-color="#ffffff"/>
      <style:text-properties fo:font-size="19.2000007629395pt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4cm" svg:height="0.814cm" svg:x="7.763cm" svg:y="0.37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0.37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0.37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0.379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2.0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3.6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5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6.8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8.5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10.1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11.7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13.3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15.0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16.6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18.2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1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21.5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23.1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24.7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26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28.0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29.6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31.2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32.9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34.5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36.1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7.763cm" svg:y="37.7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2.0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3.63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84cm" svg:height="0.814cm" svg:x="9.442cm" svg:y="5.2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6.88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8.5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10.1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11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13.39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15.0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16.64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18.2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19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21.5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23.15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24.7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26.40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28.0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29.66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31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32.91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34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36.16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37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2.00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3.63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5.257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6.88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8.51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10.13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11.76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13.39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15.019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16.64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18.27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19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21.527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23.1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24.78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26.40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28.03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29.66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31.28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32.91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34.54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36.16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11.123cm" svg:y="37.79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2.00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3.63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5.25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6.88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8.51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10.139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11.76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13.39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15.01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16.64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18.27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19.9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21.52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23.15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24.781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26.40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28.03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29.66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31.28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32.91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34.54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36.16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12.802cm" svg:y="37.79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4cm" svg:height="0.814cm" svg:x="7.763cm" svg:y="2.006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.63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5.25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6.88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8.51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0.139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1.76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3.39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5.01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6.64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9.9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1.52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3.15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4.78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6.40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8.03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9.66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1.28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2.91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4.54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7.79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0.94cm" svg:height="1.029cm" svg:x="9.442cm" svg:y="10.139cm">
          <draw:text-box>
            <text:p text:style-name="P4">a</text:p>
          </draw:text-box>
        </draw:frame>
        <draw:frame draw:style-name="gr7" draw:text-style-name="P5" draw:layer="layout" svg:width="0.94cm" svg:height="1.029cm" svg:x="9.442cm" svg:y="11.766cm">
          <draw:text-box>
            <text:p text:style-name="P4">a</text:p>
          </draw:text-box>
        </draw:frame>
        <draw:custom-shape draw:style-name="gr1" draw:text-style-name="P2" draw:layer="layout" svg:width="0.84cm" svg:height="0.814cm" svg:x="7.763cm" svg:y="11.766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3.392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5.019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6.646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18.273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1.527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3.15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4.78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6.408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28.034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84cm" svg:height="0.814cm" svg:x="7.763cm" svg:y="31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84cm" svg:height="0.814cm" svg:x="7.763cm" svg:y="32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84cm" svg:height="0.814cm" svg:x="7.763cm" svg:y="34.5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84cm" svg:height="0.814cm" svg:x="7.763cm" svg:y="36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84cm" svg:height="0.814cm" svg:x="7.763cm" svg:y="37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1.289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2.916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4.543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6.169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7.763cm" svg:y="37.796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4cm" svg:height="0.814cm" svg:x="9.442cm" svg:y="2.00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5.25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8.51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15.01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4cm" svg:height="0.814cm" svg:x="9.442cm" svg:y="18.2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18.27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21.527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24.78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28.03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31.28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34.54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9.442cm" svg:y="37.79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4cm" svg:height="0.814cm" svg:x="24.559cm" svg:y="0.37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6.238cm" svg:y="0.37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7.919cm" svg:y="0.37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9.598cm" svg:y="0.27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24.559cm" svg:y="3.6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24.559cm" svg:y="5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4cm" svg:height="0.814cm" svg:x="24.559cm" svg:y="8.5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7.807cm" svg:y="1.899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9.598cm" svg:y="1.89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4cm" svg:height="0.814cm" svg:x="24.559cm" svg:y="1.89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4.559cm" svg:y="3.63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4.559cm" svg:y="5.25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4.515cm" svg:y="6.7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4.559cm" svg:y="8.51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84cm" svg:height="0.814cm" svg:x="26.128cm" svg:y="1.89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7.781cm" svg:y="3.47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9.544cm" svg:y="5.07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7.781cm" svg:y="6.67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9.544cm" svg:y="8.38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4.585cm" svg:y="9.87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4.585cm" svg:y="11.61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4.585cm" svg:y="13.23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4.585cm" svg:y="14.86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4.585cm" svg:y="16.49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4.585cm" svg:y="18.1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7.781cm" svg:y="19.72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9.544cm" svg:y="21.32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6.128cm" svg:y="22.92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6.128cm" svg:y="24.63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9.655cm" svg:y="26.23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7.781cm" svg:y="27.83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7.781cm" svg:y="29.54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9.544cm" svg:y="31.14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6.128cm" svg:y="32.74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6.128cm" svg:y="34.34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9.544cm" svg:y="35.94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4cm" svg:height="0.814cm" svg:x="27.781cm" svg:y="37.76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6.071cm" svg:y="3.49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6.071cm" svg:y="5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9.598cm" svg:y="6.70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7.724cm" svg:y="8.30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7.834cm" svg:y="9.90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9.598cm" svg:y="11.61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4cm" svg:height="0.814cm" svg:x="25.991cm" svg:y="9.89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6.102cm" svg:y="11.608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7.755cm" svg:y="13.20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9.518cm" svg:y="14.8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7.865cm" svg:y="16.41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9.518cm" svg:y="18.01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6.102cm" svg:y="19.721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4cm" svg:height="0.814cm" svg:x="24.528cm" svg:y="19.72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4.528cm" svg:y="21.35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4.528cm" svg:y="22.97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4.528cm" svg:y="24.60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4.528cm" svg:y="26.23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4.528cm" svg:y="27.8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4.528cm" svg:y="29.52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4.528cm" svg:y="31.14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4.528cm" svg:y="32.77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4.528cm" svg:y="34.40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4.528cm" svg:y="36.02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4.528cm" svg:y="37.65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4cm" svg:height="0.814cm" svg:x="26.102cm" svg:y="21.32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7.755cm" svg:y="22.92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9.518cm" svg:y="24.52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6.102cm" svg:y="29.43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6.102cm" svg:y="31.036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7.755cm" svg:y="32.74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9.518cm" svg:y="34.346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9.518cm" svg:y="37.86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7.755cm" svg:y="35.94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4cm" svg:height="0.814cm" svg:x="26.071cm" svg:y="13.21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6.071cm" svg:y="14.81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9.598cm" svg:y="16.41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7.834cm" svg:y="18.01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9.488cm" svg:y="29.46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7.724cm" svg:y="31.06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9.488cm" svg:y="32.66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7.834cm" svg:y="34.37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6.071cm" svg:y="35.97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4cm" svg:height="0.814cm" svg:x="26.071cm" svg:y="37.78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9.571cm" svg:y="3.499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7.807cm" svg:y="5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6.045cm" svg:y="6.70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6.045cm" svg:y="8.30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9.46cm" svg:y="9.90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7.807cm" svg:y="11.50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9.46cm" svg:y="13.213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7.807cm" svg:y="14.81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6.154cm" svg:y="16.41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6.045cm" svg:y="18.017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9.571cm" svg:y="19.72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7.807cm" svg:y="21.32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9.571cm" svg:y="22.92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7.807cm" svg:y="24.636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6.154cm" svg:y="26.237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4cm" svg:height="0.814cm" svg:x="26.045cm" svg:y="27.838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4cm" svg:height="0.814cm" svg:x="27.755cm" svg:y="26.233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84cm" svg:height="0.814cm" svg:x="29.518cm" svg:y="27.834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6" draw:layer="layout" svg:x1="8.138cm" svg:y1="1.133cm" svg:x2="8.138cm" svg:y2="2.065cm">
          <text:p/>
        </draw:line>
        <draw:line draw:style-name="gr9" draw:text-style-name="P6" draw:layer="layout" svg:x1="9.819cm" svg:y1="1.133cm" svg:x2="9.819cm" svg:y2="2.065cm">
          <text:p/>
        </draw:line>
        <draw:line draw:style-name="gr10" draw:text-style-name="P6" draw:layer="layout" svg:x1="11.498cm" svg:y1="1.133cm" svg:x2="13.737cm" svg:y2="2.065cm">
          <text:p/>
        </draw:line>
        <draw:line draw:style-name="gr11" draw:text-style-name="P6" draw:layer="layout" svg:x1="13.178cm" svg:y1="1.133cm" svg:x2="11.498cm" svg:y2="1.929cm">
          <text:p/>
        </draw:line>
        <draw:line draw:style-name="gr11" draw:text-style-name="P6" draw:layer="layout" svg:x1="13.177cm" svg:y1="2.758cm" svg:x2="9.958cm" svg:y2="3.419cm">
          <text:p/>
        </draw:line>
        <draw:line draw:style-name="gr11" draw:text-style-name="P6" draw:layer="layout" svg:x1="13.178cm" svg:y1="4.386cm" svg:x2="11.638cm" svg:y2="5.182cm">
          <text:p/>
        </draw:line>
        <draw:line draw:style-name="gr11" draw:text-style-name="P6" draw:layer="layout" svg:x1="13.178cm" svg:y1="6.012cm" svg:x2="11.498cm" svg:y2="6.808cm">
          <text:p/>
        </draw:line>
        <draw:line draw:style-name="gr11" draw:text-style-name="P6" draw:layer="layout" svg:x1="13.178cm" svg:y1="7.639cm" svg:x2="11.218cm" svg:y2="8.435cm">
          <text:p/>
        </draw:line>
        <draw:line draw:style-name="gr11" draw:text-style-name="P6" draw:layer="layout" svg:x1="13.178cm" svg:y1="9.266cm" svg:x2="8.139cm" svg:y2="10.062cm">
          <text:p/>
        </draw:line>
        <draw:line draw:style-name="gr11" draw:text-style-name="P6" draw:layer="layout" svg:x1="13.178cm" svg:y1="10.893cm" svg:x2="11.498cm" svg:y2="11.689cm">
          <text:p/>
        </draw:line>
        <draw:line draw:style-name="gr11" draw:text-style-name="P6" draw:layer="layout" svg:x1="13.177cm" svg:y1="12.52cm" svg:x2="9.958cm" svg:y2="13.316cm">
          <text:p/>
        </draw:line>
        <draw:line draw:style-name="gr11" draw:text-style-name="P6" draw:layer="layout" svg:x1="13.178cm" svg:y1="14.146cm" svg:x2="11.498cm" svg:y2="15.078cm">
          <text:p/>
        </draw:line>
        <draw:line draw:style-name="gr11" draw:text-style-name="P6" draw:layer="layout" svg:x1="13.178cm" svg:y1="15.774cm" svg:x2="11.218cm" svg:y2="16.57cm">
          <text:p/>
        </draw:line>
        <draw:line draw:style-name="gr11" draw:text-style-name="P6" draw:layer="layout" svg:x1="13.178cm" svg:y1="17.401cm" svg:x2="11.498cm" svg:y2="18.197cm">
          <text:p/>
        </draw:line>
        <draw:line draw:style-name="gr11" draw:text-style-name="P6" draw:layer="layout" svg:x1="13.177cm" svg:y1="19.028cm" svg:x2="9.818cm" svg:y2="19.96cm">
          <text:p/>
        </draw:line>
        <draw:line draw:style-name="gr10" draw:text-style-name="P6" draw:layer="layout" svg:x1="11.498cm" svg:y1="2.758cm" svg:x2="12.898cm" svg:y2="3.69cm">
          <text:p/>
        </draw:line>
        <draw:line draw:style-name="gr10" draw:text-style-name="P6" draw:layer="layout" svg:x1="11.498cm" svg:y1="4.386cm" svg:x2="13.597cm" svg:y2="5.182cm">
          <text:p/>
        </draw:line>
        <draw:line draw:style-name="gr10" draw:text-style-name="P6" draw:layer="layout" svg:x1="11.498cm" svg:y1="6.012cm" svg:x2="9.818cm" svg:y2="6.808cm">
          <text:p/>
        </draw:line>
        <draw:line draw:style-name="gr10" draw:text-style-name="P6" draw:layer="layout" svg:x1="11.498cm" svg:y1="7.639cm" svg:x2="13.178cm" svg:y2="8.435cm">
          <text:p/>
        </draw:line>
        <draw:line draw:style-name="gr10" draw:text-style-name="P6" draw:layer="layout" svg:x1="11.498cm" svg:y1="9.266cm" svg:x2="11.498cm" svg:y2="10.198cm">
          <text:p/>
        </draw:line>
        <draw:line draw:style-name="gr10" draw:text-style-name="P6" draw:layer="layout" svg:x1="11.498cm" svg:y1="10.893cm" svg:x2="13.597cm" svg:y2="11.825cm">
          <text:p/>
        </draw:line>
        <draw:line draw:style-name="gr10" draw:text-style-name="P6" draw:layer="layout" svg:x1="11.498cm" svg:y1="12.52cm" svg:x2="13.597cm" svg:y2="13.316cm">
          <text:p/>
        </draw:line>
        <draw:line draw:style-name="gr10" draw:text-style-name="P6" draw:layer="layout" svg:x1="11.498cm" svg:y1="14.146cm" svg:x2="13.318cm" svg:y2="15.078cm">
          <text:p/>
        </draw:line>
        <draw:line draw:style-name="gr10" draw:text-style-name="P6" draw:layer="layout" svg:x1="11.498cm" svg:y1="15.774cm" svg:x2="9.818cm" svg:y2="16.706cm">
          <text:p/>
        </draw:line>
        <draw:line draw:style-name="gr10" draw:text-style-name="P6" draw:layer="layout" svg:x1="11.498cm" svg:y1="17.401cm" svg:x2="13.458cm" svg:y2="18.333cm">
          <text:p/>
        </draw:line>
        <draw:line draw:style-name="gr10" draw:text-style-name="P6" draw:layer="layout" svg:x1="11.497cm" svg:y1="19.028cm" svg:x2="8.418cm" svg:y2="19.824cm">
          <text:p/>
        </draw:line>
        <draw:line draw:style-name="gr9" draw:text-style-name="P6" draw:layer="layout" svg:x1="9.817cm" svg:y1="2.758cm" svg:x2="11.497cm" svg:y2="3.554cm">
          <text:p/>
        </draw:line>
        <draw:line draw:style-name="gr9" draw:text-style-name="P6" draw:layer="layout" svg:x1="9.819cm" svg:y1="4.386cm" svg:x2="9.819cm" svg:y2="5.318cm">
          <text:p/>
        </draw:line>
        <draw:line draw:style-name="gr9" draw:text-style-name="P6" draw:layer="layout" svg:x1="9.817cm" svg:y1="6.012cm" svg:x2="13.596cm" svg:y2="6.808cm">
          <text:p/>
        </draw:line>
        <draw:line draw:style-name="gr9" draw:text-style-name="P6" draw:layer="layout" svg:x1="9.819cm" svg:y1="7.639cm" svg:x2="9.819cm" svg:y2="8.571cm">
          <text:p/>
        </draw:line>
        <draw:line draw:style-name="gr9" draw:text-style-name="P6" draw:layer="layout" svg:x1="9.817cm" svg:y1="9.266cm" svg:x2="13.316cm" svg:y2="10.198cm">
          <text:p/>
        </draw:line>
        <draw:line draw:style-name="gr9" draw:text-style-name="P6" draw:layer="layout" svg:x1="9.819cm" svg:y1="10.893cm" svg:x2="9.819cm" svg:y2="11.825cm">
          <text:p/>
        </draw:line>
        <draw:line draw:style-name="gr9" draw:text-style-name="P6" draw:layer="layout" svg:x1="9.817cm" svg:y1="12.52cm" svg:x2="11.497cm" svg:y2="13.316cm">
          <text:p/>
        </draw:line>
        <draw:line draw:style-name="gr9" draw:text-style-name="P6" draw:layer="layout" svg:x1="9.819cm" svg:y1="14.146cm" svg:x2="9.819cm" svg:y2="15.078cm">
          <text:p/>
        </draw:line>
        <draw:line draw:style-name="gr9" draw:text-style-name="P6" draw:layer="layout" svg:x1="9.817cm" svg:y1="15.774cm" svg:x2="13.596cm" svg:y2="16.706cm">
          <text:p/>
        </draw:line>
        <draw:line draw:style-name="gr9" draw:text-style-name="P6" draw:layer="layout" svg:x1="9.819cm" svg:y1="17.401cm" svg:x2="9.819cm" svg:y2="18.333cm">
          <text:p/>
        </draw:line>
        <draw:line draw:style-name="gr9" draw:text-style-name="P6" draw:layer="layout" svg:x1="9.817cm" svg:y1="19.028cm" svg:x2="13.596cm" svg:y2="19.96cm">
          <text:p/>
        </draw:line>
        <draw:line draw:style-name="gr8" draw:text-style-name="P6" draw:layer="layout" svg:x1="8.138cm" svg:y1="2.758cm" svg:x2="8.138cm" svg:y2="3.69cm">
          <text:p/>
        </draw:line>
        <draw:line draw:style-name="gr8" draw:text-style-name="P6" draw:layer="layout" svg:x1="8.138cm" svg:y1="4.386cm" svg:x2="8.138cm" svg:y2="5.318cm">
          <text:p/>
        </draw:line>
        <draw:line draw:style-name="gr8" draw:text-style-name="P6" draw:layer="layout" svg:x1="8.138cm" svg:y1="6.012cm" svg:x2="8.138cm" svg:y2="6.944cm">
          <text:p/>
        </draw:line>
        <draw:line draw:style-name="gr8" draw:text-style-name="P6" draw:layer="layout" svg:x1="8.138cm" svg:y1="7.639cm" svg:x2="8.138cm" svg:y2="8.571cm">
          <text:p/>
        </draw:line>
        <draw:line draw:style-name="gr8" draw:text-style-name="P6" draw:layer="layout" svg:x1="8.138cm" svg:y1="9.266cm" svg:x2="9.538cm" svg:y2="10.198cm">
          <text:p/>
        </draw:line>
        <draw:line draw:style-name="gr8" draw:text-style-name="P6" draw:layer="layout" svg:x1="8.138cm" svg:y1="10.893cm" svg:x2="8.138cm" svg:y2="11.825cm">
          <text:p/>
        </draw:line>
        <draw:line draw:style-name="gr8" draw:text-style-name="P6" draw:layer="layout" svg:x1="8.138cm" svg:y1="12.52cm" svg:x2="8.138cm" svg:y2="13.452cm">
          <text:p/>
        </draw:line>
        <draw:line draw:style-name="gr8" draw:text-style-name="P6" draw:layer="layout" svg:x1="8.138cm" svg:y1="14.146cm" svg:x2="8.138cm" svg:y2="15.078cm">
          <text:p/>
        </draw:line>
        <draw:line draw:style-name="gr8" draw:text-style-name="P6" draw:layer="layout" svg:x1="8.138cm" svg:y1="15.774cm" svg:x2="8.138cm" svg:y2="16.706cm">
          <text:p/>
        </draw:line>
        <draw:line draw:style-name="gr8" draw:text-style-name="P6" draw:layer="layout" svg:x1="8.138cm" svg:y1="17.401cm" svg:x2="8.138cm" svg:y2="18.333cm">
          <text:p/>
        </draw:line>
        <draw:line draw:style-name="gr8" draw:text-style-name="P6" draw:layer="layout" svg:x1="8.138cm" svg:y1="19.028cm" svg:x2="11.217cm" svg:y2="19.96cm">
          <text:p/>
        </draw:line>
        <draw:line draw:style-name="gr8" draw:text-style-name="P6" draw:layer="layout" svg:x1="16.536cm" svg:y1="1.133cm" svg:x2="16.536cm" svg:y2="2.065cm">
          <text:p/>
        </draw:line>
        <draw:line draw:style-name="gr9" draw:text-style-name="P6" draw:layer="layout" svg:x1="18.217cm" svg:y1="1.133cm" svg:x2="18.217cm" svg:y2="2.065cm">
          <text:p/>
        </draw:line>
        <draw:line draw:style-name="gr10" draw:text-style-name="P6" draw:layer="layout" svg:x1="19.896cm" svg:y1="1.133cm" svg:x2="22.135cm" svg:y2="2.065cm">
          <text:p/>
        </draw:line>
        <draw:line draw:style-name="gr11" draw:text-style-name="P6" draw:layer="layout" svg:x1="21.576cm" svg:y1="1.133cm" svg:x2="19.896cm" svg:y2="1.929cm">
          <text:p/>
        </draw:line>
        <draw:line draw:style-name="gr11" draw:text-style-name="P6" draw:layer="layout" svg:x1="21.575cm" svg:y1="2.758cm" svg:x2="18.356cm" svg:y2="3.419cm">
          <text:p/>
        </draw:line>
        <draw:line draw:style-name="gr10" draw:text-style-name="P6" draw:layer="layout" svg:x1="19.896cm" svg:y1="2.758cm" svg:x2="21.296cm" svg:y2="3.69cm">
          <text:p/>
        </draw:line>
        <draw:line draw:style-name="gr9" draw:text-style-name="P6" draw:layer="layout" svg:x1="18.215cm" svg:y1="2.758cm" svg:x2="19.895cm" svg:y2="3.554cm">
          <text:p/>
        </draw:line>
        <draw:line draw:style-name="gr8" draw:text-style-name="P6" draw:layer="layout" svg:x1="16.536cm" svg:y1="2.758cm" svg:x2="16.536cm" svg:y2="3.69cm">
          <text:p/>
        </draw:line>
        <draw:line draw:style-name="gr11" draw:text-style-name="P6" draw:layer="layout" svg:x1="21.576cm" svg:y1="4.386cm" svg:x2="20.036cm" svg:y2="5.182cm">
          <text:p/>
        </draw:line>
        <draw:line draw:style-name="gr10" draw:text-style-name="P6" draw:layer="layout" svg:x1="19.896cm" svg:y1="4.386cm" svg:x2="21.995cm" svg:y2="5.182cm">
          <text:p/>
        </draw:line>
        <draw:line draw:style-name="gr9" draw:text-style-name="P6" draw:layer="layout" svg:x1="18.217cm" svg:y1="4.386cm" svg:x2="18.217cm" svg:y2="5.318cm">
          <text:p/>
        </draw:line>
        <draw:line draw:style-name="gr8" draw:text-style-name="P6" draw:layer="layout" svg:x1="16.536cm" svg:y1="4.386cm" svg:x2="16.536cm" svg:y2="5.318cm">
          <text:p/>
        </draw:line>
        <draw:line draw:style-name="gr11" draw:text-style-name="P6" draw:layer="layout" svg:x1="21.576cm" svg:y1="6.012cm" svg:x2="19.896cm" svg:y2="6.808cm">
          <text:p/>
        </draw:line>
        <draw:line draw:style-name="gr10" draw:text-style-name="P6" draw:layer="layout" svg:x1="19.896cm" svg:y1="6.012cm" svg:x2="18.216cm" svg:y2="6.808cm">
          <text:p/>
        </draw:line>
        <draw:line draw:style-name="gr9" draw:text-style-name="P6" draw:layer="layout" svg:x1="18.215cm" svg:y1="6.012cm" svg:x2="21.994cm" svg:y2="6.808cm">
          <text:p/>
        </draw:line>
        <draw:line draw:style-name="gr8" draw:text-style-name="P6" draw:layer="layout" svg:x1="16.536cm" svg:y1="6.012cm" svg:x2="16.536cm" svg:y2="6.944cm">
          <text:p/>
        </draw:line>
        <draw:line draw:style-name="gr11" draw:text-style-name="P6" draw:layer="layout" svg:x1="21.576cm" svg:y1="7.639cm" svg:x2="19.616cm" svg:y2="8.435cm">
          <text:p/>
        </draw:line>
        <draw:line draw:style-name="gr10" draw:text-style-name="P6" draw:layer="layout" svg:x1="19.896cm" svg:y1="7.639cm" svg:x2="21.576cm" svg:y2="8.435cm">
          <text:p/>
        </draw:line>
        <draw:line draw:style-name="gr9" draw:text-style-name="P6" draw:layer="layout" svg:x1="18.217cm" svg:y1="7.639cm" svg:x2="18.217cm" svg:y2="8.571cm">
          <text:p/>
        </draw:line>
        <draw:line draw:style-name="gr8" draw:text-style-name="P6" draw:layer="layout" svg:x1="16.536cm" svg:y1="7.639cm" svg:x2="16.536cm" svg:y2="8.571cm">
          <text:p/>
        </draw:line>
        <draw:line draw:style-name="gr11" draw:text-style-name="P6" draw:layer="layout" svg:x1="21.576cm" svg:y1="9.266cm" svg:x2="16.537cm" svg:y2="10.062cm">
          <text:p/>
        </draw:line>
        <draw:line draw:style-name="gr10" draw:text-style-name="P6" draw:layer="layout" svg:x1="19.896cm" svg:y1="9.266cm" svg:x2="19.896cm" svg:y2="10.198cm">
          <text:p/>
        </draw:line>
        <draw:line draw:style-name="gr9" draw:text-style-name="P6" draw:layer="layout" svg:x1="18.215cm" svg:y1="9.266cm" svg:x2="21.714cm" svg:y2="10.198cm">
          <text:p/>
        </draw:line>
        <draw:line draw:style-name="gr8" draw:text-style-name="P6" draw:layer="layout" svg:x1="16.536cm" svg:y1="9.266cm" svg:x2="17.936cm" svg:y2="10.198cm">
          <text:p/>
        </draw:line>
        <draw:line draw:style-name="gr11" draw:text-style-name="P6" draw:layer="layout" svg:x1="21.576cm" svg:y1="10.893cm" svg:x2="19.896cm" svg:y2="11.689cm">
          <text:p/>
        </draw:line>
        <draw:line draw:style-name="gr10" draw:text-style-name="P6" draw:layer="layout" svg:x1="19.896cm" svg:y1="10.893cm" svg:x2="21.995cm" svg:y2="11.825cm">
          <text:p/>
        </draw:line>
        <draw:line draw:style-name="gr9" draw:text-style-name="P6" draw:layer="layout" svg:x1="18.217cm" svg:y1="10.893cm" svg:x2="18.217cm" svg:y2="11.825cm">
          <text:p/>
        </draw:line>
        <draw:line draw:style-name="gr8" draw:text-style-name="P6" draw:layer="layout" svg:x1="16.536cm" svg:y1="10.893cm" svg:x2="16.536cm" svg:y2="11.825cm">
          <text:p/>
        </draw:line>
        <draw:line draw:style-name="gr11" draw:text-style-name="P6" draw:layer="layout" svg:x1="21.575cm" svg:y1="12.52cm" svg:x2="18.356cm" svg:y2="13.316cm">
          <text:p/>
        </draw:line>
        <draw:line draw:style-name="gr10" draw:text-style-name="P6" draw:layer="layout" svg:x1="19.896cm" svg:y1="12.52cm" svg:x2="21.995cm" svg:y2="13.316cm">
          <text:p/>
        </draw:line>
        <draw:line draw:style-name="gr9" draw:text-style-name="P6" draw:layer="layout" svg:x1="18.215cm" svg:y1="12.52cm" svg:x2="19.895cm" svg:y2="13.316cm">
          <text:p/>
        </draw:line>
        <draw:line draw:style-name="gr8" draw:text-style-name="P6" draw:layer="layout" svg:x1="16.536cm" svg:y1="12.52cm" svg:x2="16.536cm" svg:y2="13.452cm">
          <text:p/>
        </draw:line>
        <draw:line draw:style-name="gr11" draw:text-style-name="P6" draw:layer="layout" svg:x1="21.576cm" svg:y1="14.146cm" svg:x2="19.896cm" svg:y2="15.078cm">
          <text:p/>
        </draw:line>
        <draw:line draw:style-name="gr10" draw:text-style-name="P6" draw:layer="layout" svg:x1="19.896cm" svg:y1="14.146cm" svg:x2="21.716cm" svg:y2="15.078cm">
          <text:p/>
        </draw:line>
        <draw:line draw:style-name="gr9" draw:text-style-name="P6" draw:layer="layout" svg:x1="18.217cm" svg:y1="14.146cm" svg:x2="18.217cm" svg:y2="15.078cm">
          <text:p/>
        </draw:line>
        <draw:line draw:style-name="gr8" draw:text-style-name="P6" draw:layer="layout" svg:x1="16.536cm" svg:y1="14.146cm" svg:x2="16.536cm" svg:y2="15.078cm">
          <text:p/>
        </draw:line>
        <draw:line draw:style-name="gr11" draw:text-style-name="P6" draw:layer="layout" svg:x1="21.576cm" svg:y1="15.774cm" svg:x2="19.616cm" svg:y2="16.57cm">
          <text:p/>
        </draw:line>
        <draw:line draw:style-name="gr10" draw:text-style-name="P6" draw:layer="layout" svg:x1="19.896cm" svg:y1="15.774cm" svg:x2="18.216cm" svg:y2="16.706cm">
          <text:p/>
        </draw:line>
        <draw:line draw:style-name="gr9" draw:text-style-name="P6" draw:layer="layout" svg:x1="18.215cm" svg:y1="15.774cm" svg:x2="21.994cm" svg:y2="16.706cm">
          <text:p/>
        </draw:line>
        <draw:line draw:style-name="gr8" draw:text-style-name="P6" draw:layer="layout" svg:x1="16.536cm" svg:y1="15.774cm" svg:x2="16.536cm" svg:y2="16.706cm">
          <text:p/>
        </draw:line>
        <draw:line draw:style-name="gr11" draw:text-style-name="P6" draw:layer="layout" svg:x1="21.576cm" svg:y1="17.401cm" svg:x2="19.896cm" svg:y2="18.197cm">
          <text:p/>
        </draw:line>
        <draw:line draw:style-name="gr10" draw:text-style-name="P6" draw:layer="layout" svg:x1="19.896cm" svg:y1="17.401cm" svg:x2="21.856cm" svg:y2="18.333cm">
          <text:p/>
        </draw:line>
        <draw:line draw:style-name="gr9" draw:text-style-name="P6" draw:layer="layout" svg:x1="18.217cm" svg:y1="17.401cm" svg:x2="18.217cm" svg:y2="18.333cm">
          <text:p/>
        </draw:line>
        <draw:line draw:style-name="gr8" draw:text-style-name="P6" draw:layer="layout" svg:x1="16.536cm" svg:y1="17.401cm" svg:x2="16.536cm" svg:y2="18.333cm">
          <text:p/>
        </draw:line>
        <draw:line draw:style-name="gr11" draw:text-style-name="P6" draw:layer="layout" svg:x1="21.575cm" svg:y1="19.028cm" svg:x2="18.216cm" svg:y2="19.96cm">
          <text:p/>
        </draw:line>
        <draw:line draw:style-name="gr10" draw:text-style-name="P6" draw:layer="layout" svg:x1="19.896cm" svg:y1="19.028cm" svg:x2="16.817cm" svg:y2="19.824cm">
          <text:p/>
        </draw:line>
        <draw:line draw:style-name="gr9" draw:text-style-name="P6" draw:layer="layout" svg:x1="18.215cm" svg:y1="19.028cm" svg:x2="21.994cm" svg:y2="19.96cm">
          <text:p/>
        </draw:line>
        <draw:line draw:style-name="gr8" draw:text-style-name="P6" draw:layer="layout" svg:x1="16.536cm" svg:y1="19.028cm" svg:x2="19.615cm" svg:y2="19.96cm">
          <text:p/>
        </draw:line>
        <draw:line draw:style-name="gr11" draw:text-style-name="P6" draw:layer="layout" svg:x1="21.274cm" svg:y1="20.84cm" svg:x2="19.594cm" svg:y2="21.636cm">
          <text:p/>
        </draw:line>
        <draw:line draw:style-name="gr10" draw:text-style-name="P6" draw:layer="layout" svg:x1="19.594cm" svg:y1="20.84cm" svg:x2="21.693cm" svg:y2="21.772cm">
          <text:p/>
        </draw:line>
        <draw:line draw:style-name="gr9" draw:text-style-name="P6" draw:layer="layout" svg:x1="17.915cm" svg:y1="20.84cm" svg:x2="17.915cm" svg:y2="21.772cm">
          <text:p/>
        </draw:line>
        <draw:line draw:style-name="gr8" draw:text-style-name="P6" draw:layer="layout" svg:x1="16.234cm" svg:y1="20.84cm" svg:x2="16.234cm" svg:y2="21.772cm">
          <text:p/>
        </draw:line>
        <draw:line draw:style-name="gr11" draw:text-style-name="P6" draw:layer="layout" svg:x1="21.273cm" svg:y1="22.468cm" svg:x2="18.054cm" svg:y2="23.264cm">
          <text:p/>
        </draw:line>
        <draw:line draw:style-name="gr10" draw:text-style-name="P6" draw:layer="layout" svg:x1="19.594cm" svg:y1="22.468cm" svg:x2="21.693cm" svg:y2="23.264cm">
          <text:p/>
        </draw:line>
        <draw:line draw:style-name="gr9" draw:text-style-name="P6" draw:layer="layout" svg:x1="17.913cm" svg:y1="22.468cm" svg:x2="19.593cm" svg:y2="23.264cm">
          <text:p/>
        </draw:line>
        <draw:line draw:style-name="gr8" draw:text-style-name="P6" draw:layer="layout" svg:x1="16.234cm" svg:y1="22.468cm" svg:x2="16.234cm" svg:y2="23.4cm">
          <text:p/>
        </draw:line>
        <draw:line draw:style-name="gr11" draw:text-style-name="P6" draw:layer="layout" svg:x1="21.274cm" svg:y1="24.094cm" svg:x2="19.594cm" svg:y2="25.026cm">
          <text:p/>
        </draw:line>
        <draw:line draw:style-name="gr10" draw:text-style-name="P6" draw:layer="layout" svg:x1="19.594cm" svg:y1="24.094cm" svg:x2="21.414cm" svg:y2="25.026cm">
          <text:p/>
        </draw:line>
        <draw:line draw:style-name="gr9" draw:text-style-name="P6" draw:layer="layout" svg:x1="17.915cm" svg:y1="24.094cm" svg:x2="17.915cm" svg:y2="25.026cm">
          <text:p/>
        </draw:line>
        <draw:line draw:style-name="gr8" draw:text-style-name="P6" draw:layer="layout" svg:x1="16.234cm" svg:y1="24.094cm" svg:x2="16.234cm" svg:y2="25.026cm">
          <text:p/>
        </draw:line>
        <draw:line draw:style-name="gr11" draw:text-style-name="P6" draw:layer="layout" svg:x1="21.274cm" svg:y1="25.721cm" svg:x2="19.314cm" svg:y2="26.517cm">
          <text:p/>
        </draw:line>
        <draw:line draw:style-name="gr10" draw:text-style-name="P6" draw:layer="layout" svg:x1="19.594cm" svg:y1="25.721cm" svg:x2="17.914cm" svg:y2="26.653cm">
          <text:p/>
        </draw:line>
        <draw:line draw:style-name="gr9" draw:text-style-name="P6" draw:layer="layout" svg:x1="17.913cm" svg:y1="25.721cm" svg:x2="21.692cm" svg:y2="26.653cm">
          <text:p/>
        </draw:line>
        <draw:line draw:style-name="gr8" draw:text-style-name="P6" draw:layer="layout" svg:x1="16.234cm" svg:y1="25.721cm" svg:x2="16.234cm" svg:y2="26.653cm">
          <text:p/>
        </draw:line>
        <draw:line draw:style-name="gr11" draw:text-style-name="P6" draw:layer="layout" svg:x1="21.274cm" svg:y1="27.348cm" svg:x2="19.594cm" svg:y2="28.144cm">
          <text:p/>
        </draw:line>
        <draw:line draw:style-name="gr10" draw:text-style-name="P6" draw:layer="layout" svg:x1="19.594cm" svg:y1="27.348cm" svg:x2="21.554cm" svg:y2="28.28cm">
          <text:p/>
        </draw:line>
        <draw:line draw:style-name="gr9" draw:text-style-name="P6" draw:layer="layout" svg:x1="17.915cm" svg:y1="27.348cm" svg:x2="17.915cm" svg:y2="28.28cm">
          <text:p/>
        </draw:line>
        <draw:line draw:style-name="gr8" draw:text-style-name="P6" draw:layer="layout" svg:x1="16.234cm" svg:y1="27.348cm" svg:x2="16.234cm" svg:y2="28.28cm">
          <text:p/>
        </draw:line>
        <draw:line draw:style-name="gr11" draw:text-style-name="P6" draw:layer="layout" svg:x1="13.296cm" svg:y1="20.84cm" svg:x2="11.616cm" svg:y2="21.636cm">
          <text:p/>
        </draw:line>
        <draw:line draw:style-name="gr10" draw:text-style-name="P6" draw:layer="layout" svg:x1="11.616cm" svg:y1="20.84cm" svg:x2="13.715cm" svg:y2="21.772cm">
          <text:p/>
        </draw:line>
        <draw:line draw:style-name="gr9" draw:text-style-name="P6" draw:layer="layout" svg:x1="9.936cm" svg:y1="20.84cm" svg:x2="9.936cm" svg:y2="21.772cm">
          <text:p/>
        </draw:line>
        <draw:line draw:style-name="gr8" draw:text-style-name="P6" draw:layer="layout" svg:x1="8.257cm" svg:y1="20.84cm" svg:x2="8.257cm" svg:y2="21.772cm">
          <text:p/>
        </draw:line>
        <draw:line draw:style-name="gr11" draw:text-style-name="P6" draw:layer="layout" svg:x1="13.294cm" svg:y1="22.468cm" svg:x2="10.075cm" svg:y2="23.264cm">
          <text:p/>
        </draw:line>
        <draw:line draw:style-name="gr10" draw:text-style-name="P6" draw:layer="layout" svg:x1="11.616cm" svg:y1="22.468cm" svg:x2="13.715cm" svg:y2="23.264cm">
          <text:p/>
        </draw:line>
        <draw:line draw:style-name="gr9" draw:text-style-name="P6" draw:layer="layout" svg:x1="9.936cm" svg:y1="22.468cm" svg:x2="11.616cm" svg:y2="23.264cm">
          <text:p/>
        </draw:line>
        <draw:line draw:style-name="gr8" draw:text-style-name="P6" draw:layer="layout" svg:x1="8.257cm" svg:y1="22.468cm" svg:x2="8.257cm" svg:y2="23.4cm">
          <text:p/>
        </draw:line>
        <draw:line draw:style-name="gr11" draw:text-style-name="P6" draw:layer="layout" svg:x1="13.296cm" svg:y1="24.094cm" svg:x2="11.616cm" svg:y2="25.026cm">
          <text:p/>
        </draw:line>
        <draw:line draw:style-name="gr10" draw:text-style-name="P6" draw:layer="layout" svg:x1="11.616cm" svg:y1="24.094cm" svg:x2="13.436cm" svg:y2="25.026cm">
          <text:p/>
        </draw:line>
        <draw:line draw:style-name="gr9" draw:text-style-name="P6" draw:layer="layout" svg:x1="9.936cm" svg:y1="24.094cm" svg:x2="9.936cm" svg:y2="25.026cm">
          <text:p/>
        </draw:line>
        <draw:line draw:style-name="gr8" draw:text-style-name="P6" draw:layer="layout" svg:x1="8.257cm" svg:y1="24.094cm" svg:x2="8.257cm" svg:y2="25.026cm">
          <text:p/>
        </draw:line>
        <draw:line draw:style-name="gr11" draw:text-style-name="P6" draw:layer="layout" svg:x1="13.296cm" svg:y1="25.721cm" svg:x2="11.336cm" svg:y2="26.517cm">
          <text:p/>
        </draw:line>
        <draw:line draw:style-name="gr10" draw:text-style-name="P6" draw:layer="layout" svg:x1="11.615cm" svg:y1="25.721cm" svg:x2="9.935cm" svg:y2="26.653cm">
          <text:p/>
        </draw:line>
        <draw:line draw:style-name="gr9" draw:text-style-name="P6" draw:layer="layout" svg:x1="9.936cm" svg:y1="25.721cm" svg:x2="13.715cm" svg:y2="26.653cm">
          <text:p/>
        </draw:line>
        <draw:line draw:style-name="gr8" draw:text-style-name="P6" draw:layer="layout" svg:x1="8.257cm" svg:y1="25.721cm" svg:x2="8.257cm" svg:y2="26.653cm">
          <text:p/>
        </draw:line>
        <draw:line draw:style-name="gr11" draw:text-style-name="P6" draw:layer="layout" svg:x1="13.296cm" svg:y1="27.348cm" svg:x2="11.616cm" svg:y2="28.144cm">
          <text:p/>
        </draw:line>
        <draw:line draw:style-name="gr10" draw:text-style-name="P6" draw:layer="layout" svg:x1="11.616cm" svg:y1="27.348cm" svg:x2="13.576cm" svg:y2="28.28cm">
          <text:p/>
        </draw:line>
        <draw:line draw:style-name="gr9" draw:text-style-name="P6" draw:layer="layout" svg:x1="9.936cm" svg:y1="27.348cm" svg:x2="9.936cm" svg:y2="28.28cm">
          <text:p/>
        </draw:line>
        <draw:line draw:style-name="gr8" draw:text-style-name="P6" draw:layer="layout" svg:x1="8.257cm" svg:y1="27.348cm" svg:x2="8.257cm" svg:y2="28.28cm">
          <text:p/>
        </draw:line>
        <draw:line draw:style-name="gr11" draw:text-style-name="P6" draw:layer="layout" svg:x1="13.295cm" svg:y1="28.975cm" svg:x2="9.818cm" svg:y2="29.586cm">
          <text:p/>
        </draw:line>
        <draw:line draw:style-name="gr10" draw:text-style-name="P6" draw:layer="layout" svg:x1="11.616cm" svg:y1="28.975cm" svg:x2="11.498cm" svg:y2="29.586cm">
          <text:p/>
        </draw:line>
        <draw:line draw:style-name="gr9" draw:text-style-name="P6" draw:layer="layout" svg:x1="9.937cm" svg:y1="28.975cm" svg:x2="8.139cm" svg:y2="29.45cm">
          <text:p/>
        </draw:line>
        <draw:line draw:style-name="gr8" draw:text-style-name="P6" draw:layer="layout" svg:x1="8.256cm" svg:y1="28.975cm" svg:x2="13.317cm" svg:y2="29.586cm">
          <text:p/>
        </draw:line>
        <draw:line draw:style-name="gr11" draw:text-style-name="P6" draw:layer="layout" svg:x1="21.273cm" svg:y1="28.975cm" svg:x2="17.796cm" svg:y2="29.586cm">
          <text:p/>
        </draw:line>
        <draw:line draw:style-name="gr10" draw:text-style-name="P6" draw:layer="layout" svg:x1="19.594cm" svg:y1="28.975cm" svg:x2="19.476cm" svg:y2="29.586cm">
          <text:p/>
        </draw:line>
        <draw:line draw:style-name="gr9" draw:text-style-name="P6" draw:layer="layout" svg:x1="17.915cm" svg:y1="28.975cm" svg:x2="16.117cm" svg:y2="29.45cm">
          <text:p/>
        </draw:line>
        <draw:line draw:style-name="gr8" draw:text-style-name="P6" draw:layer="layout" svg:x1="16.234cm" svg:y1="28.975cm" svg:x2="21.295cm" svg:y2="29.586cm">
          <text:p/>
        </draw:line>
        <draw:line draw:style-name="gr11" draw:text-style-name="P6" draw:layer="layout" svg:x1="21.303cm" svg:y1="30.341cm" svg:x2="19.623cm" svg:y2="31.137cm">
          <text:p/>
        </draw:line>
        <draw:line draw:style-name="gr10" draw:text-style-name="P6" draw:layer="layout" svg:x1="19.623cm" svg:y1="30.341cm" svg:x2="21.722cm" svg:y2="31.273cm">
          <text:p/>
        </draw:line>
        <draw:line draw:style-name="gr9" draw:text-style-name="P6" draw:layer="layout" svg:x1="17.943cm" svg:y1="30.341cm" svg:x2="17.943cm" svg:y2="31.273cm">
          <text:p/>
        </draw:line>
        <draw:line draw:style-name="gr8" draw:text-style-name="P6" draw:layer="layout" svg:x1="16.263cm" svg:y1="30.341cm" svg:x2="16.263cm" svg:y2="31.273cm">
          <text:p/>
        </draw:line>
        <draw:line draw:style-name="gr11" draw:text-style-name="P6" draw:layer="layout" svg:x1="21.301cm" svg:y1="31.968cm" svg:x2="18.082cm" svg:y2="32.764cm">
          <text:p/>
        </draw:line>
        <draw:line draw:style-name="gr10" draw:text-style-name="P6" draw:layer="layout" svg:x1="19.623cm" svg:y1="31.968cm" svg:x2="21.722cm" svg:y2="32.764cm">
          <text:p/>
        </draw:line>
        <draw:line draw:style-name="gr9" draw:text-style-name="P6" draw:layer="layout" svg:x1="17.942cm" svg:y1="31.968cm" svg:x2="19.622cm" svg:y2="32.764cm">
          <text:p/>
        </draw:line>
        <draw:line draw:style-name="gr8" draw:text-style-name="P6" draw:layer="layout" svg:x1="16.263cm" svg:y1="31.968cm" svg:x2="16.263cm" svg:y2="32.9cm">
          <text:p/>
        </draw:line>
        <draw:line draw:style-name="gr11" draw:text-style-name="P6" draw:layer="layout" svg:x1="21.303cm" svg:y1="33.595cm" svg:x2="19.623cm" svg:y2="34.527cm">
          <text:p/>
        </draw:line>
        <draw:line draw:style-name="gr10" draw:text-style-name="P6" draw:layer="layout" svg:x1="19.623cm" svg:y1="33.595cm" svg:x2="21.443cm" svg:y2="34.527cm">
          <text:p/>
        </draw:line>
        <draw:line draw:style-name="gr9" draw:text-style-name="P6" draw:layer="layout" svg:x1="17.943cm" svg:y1="33.595cm" svg:x2="17.943cm" svg:y2="34.527cm">
          <text:p/>
        </draw:line>
        <draw:line draw:style-name="gr8" draw:text-style-name="P6" draw:layer="layout" svg:x1="16.263cm" svg:y1="33.595cm" svg:x2="16.263cm" svg:y2="34.527cm">
          <text:p/>
        </draw:line>
        <draw:line draw:style-name="gr11" draw:text-style-name="P6" draw:layer="layout" svg:x1="21.303cm" svg:y1="35.222cm" svg:x2="19.343cm" svg:y2="36.018cm">
          <text:p/>
        </draw:line>
        <draw:line draw:style-name="gr10" draw:text-style-name="P6" draw:layer="layout" svg:x1="19.622cm" svg:y1="35.222cm" svg:x2="17.942cm" svg:y2="36.154cm">
          <text:p/>
        </draw:line>
        <draw:line draw:style-name="gr9" draw:text-style-name="P6" draw:layer="layout" svg:x1="17.942cm" svg:y1="35.222cm" svg:x2="21.721cm" svg:y2="36.154cm">
          <text:p/>
        </draw:line>
        <draw:line draw:style-name="gr8" draw:text-style-name="P6" draw:layer="layout" svg:x1="16.263cm" svg:y1="35.222cm" svg:x2="16.263cm" svg:y2="36.154cm">
          <text:p/>
        </draw:line>
        <draw:line draw:style-name="gr11" draw:text-style-name="P6" draw:layer="layout" svg:x1="21.303cm" svg:y1="36.849cm" svg:x2="19.623cm" svg:y2="37.645cm">
          <text:p/>
        </draw:line>
        <draw:line draw:style-name="gr10" draw:text-style-name="P6" draw:layer="layout" svg:x1="19.623cm" svg:y1="36.849cm" svg:x2="21.583cm" svg:y2="37.781cm">
          <text:p/>
        </draw:line>
        <draw:line draw:style-name="gr9" draw:text-style-name="P6" draw:layer="layout" svg:x1="17.943cm" svg:y1="36.849cm" svg:x2="17.943cm" svg:y2="37.781cm">
          <text:p/>
        </draw:line>
        <draw:line draw:style-name="gr8" draw:text-style-name="P6" draw:layer="layout" svg:x1="16.263cm" svg:y1="36.849cm" svg:x2="16.263cm" svg:y2="37.781cm">
          <text:p/>
        </draw:line>
        <draw:line draw:style-name="gr11" draw:text-style-name="P6" draw:layer="layout" svg:x1="13.213cm" svg:y1="30.341cm" svg:x2="11.533cm" svg:y2="31.137cm">
          <text:p/>
        </draw:line>
        <draw:line draw:style-name="gr10" draw:text-style-name="P6" draw:layer="layout" svg:x1="11.534cm" svg:y1="30.341cm" svg:x2="13.633cm" svg:y2="31.273cm">
          <text:p/>
        </draw:line>
        <draw:line draw:style-name="gr9" draw:text-style-name="P6" draw:layer="layout" svg:x1="9.855cm" svg:y1="30.341cm" svg:x2="9.855cm" svg:y2="31.273cm">
          <text:p/>
        </draw:line>
        <draw:line draw:style-name="gr8" draw:text-style-name="P6" draw:layer="layout" svg:x1="8.175cm" svg:y1="30.341cm" svg:x2="8.175cm" svg:y2="31.273cm">
          <text:p/>
        </draw:line>
        <draw:line draw:style-name="gr11" draw:text-style-name="P6" draw:layer="layout" svg:x1="13.213cm" svg:y1="31.968cm" svg:x2="9.994cm" svg:y2="32.764cm">
          <text:p/>
        </draw:line>
        <draw:line draw:style-name="gr10" draw:text-style-name="P6" draw:layer="layout" svg:x1="11.534cm" svg:y1="31.968cm" svg:x2="13.633cm" svg:y2="32.764cm">
          <text:p/>
        </draw:line>
        <draw:line draw:style-name="gr9" draw:text-style-name="P6" draw:layer="layout" svg:x1="9.854cm" svg:y1="31.968cm" svg:x2="11.534cm" svg:y2="32.764cm">
          <text:p/>
        </draw:line>
        <draw:line draw:style-name="gr8" draw:text-style-name="P6" draw:layer="layout" svg:x1="8.175cm" svg:y1="31.968cm" svg:x2="8.175cm" svg:y2="32.9cm">
          <text:p/>
        </draw:line>
        <draw:line draw:style-name="gr11" draw:text-style-name="P6" draw:layer="layout" svg:x1="13.213cm" svg:y1="33.595cm" svg:x2="11.533cm" svg:y2="34.527cm">
          <text:p/>
        </draw:line>
        <draw:line draw:style-name="gr10" draw:text-style-name="P6" draw:layer="layout" svg:x1="11.534cm" svg:y1="33.595cm" svg:x2="13.354cm" svg:y2="34.527cm">
          <text:p/>
        </draw:line>
        <draw:line draw:style-name="gr9" draw:text-style-name="P6" draw:layer="layout" svg:x1="9.855cm" svg:y1="33.595cm" svg:x2="9.855cm" svg:y2="34.527cm">
          <text:p/>
        </draw:line>
        <draw:line draw:style-name="gr8" draw:text-style-name="P6" draw:layer="layout" svg:x1="8.175cm" svg:y1="33.595cm" svg:x2="8.175cm" svg:y2="34.527cm">
          <text:p/>
        </draw:line>
        <draw:line draw:style-name="gr11" draw:text-style-name="P6" draw:layer="layout" svg:x1="13.214cm" svg:y1="35.222cm" svg:x2="11.254cm" svg:y2="36.018cm">
          <text:p/>
        </draw:line>
        <draw:line draw:style-name="gr10" draw:text-style-name="P6" draw:layer="layout" svg:x1="11.534cm" svg:y1="35.222cm" svg:x2="9.854cm" svg:y2="36.154cm">
          <text:p/>
        </draw:line>
        <draw:line draw:style-name="gr9" draw:text-style-name="P6" draw:layer="layout" svg:x1="9.854cm" svg:y1="35.222cm" svg:x2="13.633cm" svg:y2="36.154cm">
          <text:p/>
        </draw:line>
        <draw:line draw:style-name="gr8" draw:text-style-name="P6" draw:layer="layout" svg:x1="8.175cm" svg:y1="35.222cm" svg:x2="8.175cm" svg:y2="36.154cm">
          <text:p/>
        </draw:line>
        <draw:line draw:style-name="gr11" draw:text-style-name="P6" draw:layer="layout" svg:x1="13.213cm" svg:y1="36.849cm" svg:x2="11.533cm" svg:y2="37.645cm">
          <text:p/>
        </draw:line>
        <draw:line draw:style-name="gr10" draw:text-style-name="P6" draw:layer="layout" svg:x1="11.534cm" svg:y1="36.849cm" svg:x2="13.494cm" svg:y2="37.781cm">
          <text:p/>
        </draw:line>
        <draw:line draw:style-name="gr9" draw:text-style-name="P6" draw:layer="layout" svg:x1="9.855cm" svg:y1="36.849cm" svg:x2="9.855cm" svg:y2="37.781cm">
          <text:p/>
        </draw:line>
        <draw:line draw:style-name="gr8" draw:text-style-name="P6" draw:layer="layout" svg:x1="8.175cm" svg:y1="36.849cm" svg:x2="8.175cm" svg:y2="37.7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789cm" fo:page-height="3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0:42:24.257556940</meta:creation-date>
    <dc:date>2020-12-23T11:55:53.858188687</dc:date>
    <meta:editing-duration>PT38S</meta:editing-duration>
    <meta:editing-cycles>1</meta:editing-cycles>
    <meta:document-statistic meta:object-count="434"/>
    <meta:generator>LibreOffice/6.4.7.2$Linux_X86_64 LibreOffice_project/40$Build-2</meta:generator>
  </office:meta>
</office:document-meta>
</file>